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afa" draw:textarea-horizontal-align="justify" draw:textarea-vertical-align="middle" draw:auto-grow-height="false" fo:min-height="7.05cm" fo:min-width="8.1cm"/>
    </style:style>
    <style:style style:name="gr2" style:family="graphic" style:parent-style-name="standard">
      <style:graphic-properties draw:fill-color="#f0ffff" draw:textarea-horizontal-align="justify" draw:textarea-vertical-align="middle" draw:auto-grow-height="false" fo:min-height="7.05cm" fo:min-width="8cm"/>
    </style:style>
    <style:style style:name="gr3" style:family="graphic" style:parent-style-name="standard">
      <style:graphic-properties draw:fill-color="#f5f5dc" draw:textarea-horizontal-align="justify" draw:textarea-vertical-align="middle" draw:auto-grow-height="false" fo:min-height="7.05cm" fo:min-width="8.2cm"/>
    </style:style>
    <style:style style:name="gr4" style:family="graphic" style:parent-style-name="standard">
      <style:graphic-properties draw:fill-color="#e2ddff" draw:textarea-horizontal-align="justify" draw:textarea-vertical-align="middle" draw:auto-grow-height="false" fo:min-height="2.697cm" fo:min-width="4.074cm"/>
    </style:style>
    <style:style style:name="gr5" style:family="graphic" style:parent-style-name="standard">
      <style:graphic-properties draw:fill-color="#c2dfff" draw:textarea-horizontal-align="justify" draw:textarea-vertical-align="middle" draw:auto-grow-height="false" fo:min-height="4.202cm" fo:min-width="4.9cm"/>
    </style:style>
    <style:style style:name="gr6" style:family="graphic" style:parent-style-name="standard">
      <style:graphic-properties draw:fill-color="#c2dfff" draw:textarea-horizontal-align="justify" draw:textarea-vertical-align="middle" draw:auto-grow-height="false" fo:min-height="4.202cm" fo:min-width="5.1cm"/>
    </style:style>
    <style:style style:name="gr7" style:family="graphic" style:parent-style-name="objectwithoutfill">
      <style:graphic-properties draw:stroke="solid" svg:stroke-width="0.028cm" svg:stroke-color="#ffa5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Dashed_20__28_var_29_" svg:stroke-width="0.028cm" svg:stroke-color="#32cd3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628cm"/>
    </style:style>
    <style:style style:name="gr10" style:family="graphic" style:parent-style-name="objectwithoutfill">
      <style:graphic-properties svg:stroke-width="0.035cm" svg:stroke-color="#ff45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1.411cm"/>
    </style:style>
    <style:style style:name="gr1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fffafa"/>
      <style:paragraph-properties fo:text-align="center"/>
    </style:style>
    <style:style style:name="P2" style:family="paragraph">
      <loext:graphic-properties draw:fill-color="#f0ffff"/>
      <style:paragraph-properties fo:text-align="center"/>
    </style:style>
    <style:style style:name="P3" style:family="paragraph">
      <loext:graphic-properties draw:fill-color="#f5f5d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e2ddff"/>
      <style:paragraph-properties fo:text-align="center"/>
      <style:text-properties fo:font-size="12pt"/>
    </style:style>
    <style:style style:name="P7" style:family="paragraph">
      <style:paragraph-properties fo:margin-left="0.4cm" fo:margin-right="0cm" fo:text-align="start" fo:text-indent="0cm"/>
    </style:style>
    <style:style style:name="P8" style:family="paragraph">
      <loext:graphic-properties draw:fill-color="#c2dfff"/>
      <style:paragraph-properties fo:text-align="center"/>
      <style:text-properties fo:font-size="12pt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text-properties fo:font-size="12pt"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bold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9400d3" fo:font-size="12pt" fo:font-weight="normal" style:font-weight-asian="normal" style:font-weight-complex="normal"/>
    </style:style>
    <style:style style:name="T2" style:family="text">
      <style:text-properties fo:font-size="12pt"/>
    </style:style>
    <style:style style:name="T3" style:family="text">
      <style:text-properties fo:color="#0000ff" fo:font-size="12pt"/>
    </style:style>
    <style:style style:name="T4" style:family="text">
      <style:text-properties fo:color="#ffa500" fo:font-size="12pt"/>
    </style:style>
    <style:style style:name="T5" style:family="text">
      <style:text-properties fo:color="#dc143c"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7.3cm" svg:x="1.8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7.3cm" svg:x="19.5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7cm" svg:height="7.3cm" svg:x="10.6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4cm" svg:height="2.947cm" svg:x="2.3cm" svg:y="4.77cm">
          <text:p text:style-name="P4"><text:span text:style-name="T1">Appointment/36</text:span></text:p>
          <text:p text:style-name="P4"><text:span text:style-name="T2"/></text:p>
          <text:p text:style-name="P5"><text:span text:style-name="T2">Slot/5</text:span></text:p>
          <text:p text:style-name="P5"><text:span text:style-name="T2"/></text:p>
          <text:p text:style-name="P5"><text:span text:style-name="T3">Practitioner/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4.452cm" svg:x="8.3cm" svg:y="4.78cm">
          <text:p text:style-name="P4"><text:span text:style-name="T1">Schedule/8</text:span></text:p>
          <text:p text:style-name="P4"><text:span text:style-name="T2"/></text:p>
          <text:p text:style-name="P7"><text:span text:style-name="T2">Slot/2</text:span></text:p>
          <text:p text:style-name="P7"><text:span text:style-name="T2">Slot/3</text:span></text:p>
          <text:p text:style-name="P7"><text:span text:style-name="T2">Slot/4</text:span></text:p>
          <text:p text:style-name="P7"><text:span text:style-name="T2">Slot/5 (</text:span><text:span text:style-name="T4">Busy</text:span><text:span text:style-name="T2">)</text:span></text:p>
          <text:p text:style-name="P7"><text:span text:style-name="T2">Slot/6</text:span></text:p>
          <text:p text:style-name="P7"><text:span text:style-name="T2"/></text:p>
          <text:p text:style-name="P7"><text:span text:style-name="T3">Practitioner/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6cm" svg:height="4.452cm" svg:x="15.7cm" svg:y="4.801cm">
          <text:p text:style-name="P4"><text:span text:style-name="T1">Schedule/8</text:span></text:p>
          <text:p text:style-name="P4"><text:span text:style-name="T2"/></text:p>
          <text:p text:style-name="P7"><text:span text:style-name="T2">Slot/2</text:span></text:p>
          <text:p text:style-name="P7"><text:span text:style-name="T2">Slot/3</text:span></text:p>
          <text:p text:style-name="P7"><text:span text:style-name="T2">Slot/4</text:span></text:p>
          <text:p text:style-name="P7"><text:span text:style-name="T2">Slot/5 (</text:span><text:span text:style-name="T4">Busy</text:span><text:span text:style-name="T2">)</text:span></text:p>
          <text:p text:style-name="P7"><text:span text:style-name="T2">Slot/6</text:span></text:p>
          <text:p text:style-name="P7"><text:span text:style-name="T2"/></text:p>
          <text:p text:style-name="P7"><text:span text:style-name="T5">Practitioner/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4cm" svg:height="2.947cm" svg:x="22.9cm" svg:y="4.801cm">
          <text:p text:style-name="P4"><text:span text:style-name="T1">Appointment/36</text:span></text:p>
          <text:p text:style-name="P4"><text:span text:style-name="T2"/></text:p>
          <text:p text:style-name="P7"><text:span text:style-name="T2">Slot/5</text:span></text:p>
          <text:p text:style-name="P7"><text:span text:style-name="T2"/></text:p>
          <text:p text:style-name="P7"><text:span text:style-name="T5">Practitioner/3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.9cm" svg:y1="6.3cm" svg:x2="8.9cm" svg:y2="7.4cm">
          <text:p/>
        </draw:line>
        <draw:line draw:style-name="gr8" draw:text-style-name="P9" draw:layer="layout" svg:x1="8.8cm" svg:y1="8.801cm" svg:x2="5.3cm" svg:y2="7.3cm">
          <text:p/>
        </draw:line>
        <draw:line draw:style-name="gr8" draw:text-style-name="P9" draw:layer="layout" svg:x1="19.1cm" svg:y1="8.9cm" svg:x2="23.3cm" svg:y2="7.3cm">
          <text:p/>
        </draw:line>
        <draw:frame draw:style-name="gr9" draw:text-style-name="P10" draw:layer="layout" svg:width="5.066cm" svg:height="0.878cm" svg:x="4.134cm" svg:y="2.923cm">
          <draw:text-box>
            <text:p><text:span text:style-name="T6">Book Appointment</text:span></text:p>
          </draw:text-box>
        </draw:frame>
        <draw:line draw:style-name="gr10" draw:text-style-name="P11" draw:layer="layout" svg:x1="11.8cm" svg:y1="8.901cm" svg:x2="16.3cm" svg:y2="8.901cm">
          <text:p/>
        </draw:line>
        <draw:frame draw:style-name="gr9" draw:text-style-name="P10" draw:layer="layout" svg:width="5.066cm" svg:height="0.878cm" svg:x="21.534cm" svg:y="2.923cm">
          <draw:text-box>
            <text:p><text:span text:style-name="T6">Read Appointment</text:span></text:p>
          </draw:text-box>
        </draw:frame>
        <draw:frame draw:style-name="gr11" draw:text-style-name="P12" draw:layer="layout" svg:width="8.7cm" svg:height="1.661cm" svg:x="10.6cm" svg:y="2.723cm">
          <draw:text-box>
            <text:p text:style-name="P4"><text:span text:style-name="T6">Change Practitioner associated</text:span></text:p>
            <text:p text:style-name="P4"><text:span text:style-name="T6">with schedule</text:span></text:p>
            <text:p text:style-name="P4"><text:span text:style-name="T6">in provider system</text:span></text:p>
          </draw:text-box>
        </draw:frame>
        <draw:line draw:style-name="gr12" draw:text-style-name="P11" draw:layer="layout" svg:x1="9.3cm" svg:y1="3.901cm" svg:x2="11.7cm" svg:y2="3.901cm">
          <text:p/>
        </draw:line>
        <draw:line draw:style-name="gr12" draw:text-style-name="P11" draw:layer="layout" svg:x1="18.287cm" svg:y1="3.901cm" svg:x2="20.7cm" svg:y2="3.901cm">
          <text:p/>
        </draw:line>
        <draw:frame draw:style-name="gr13" draw:text-style-name="P13" draw:layer="layout" svg:width="0.9cm" svg:height="0.8cm" svg:x="1.8cm" svg:y="2.4cm">
          <draw:text-box>
            <text:p><text:span text:style-name="T7">1</text:span></text:p>
          </draw:text-box>
        </draw:frame>
        <draw:frame draw:style-name="gr13" draw:text-style-name="P13" draw:layer="layout" svg:width="0.9cm" svg:height="0.8cm" svg:x="10.6cm" svg:y="2.4cm">
          <draw:text-box>
            <text:p><text:span text:style-name="T7">2</text:span></text:p>
          </draw:text-box>
        </draw:frame>
        <draw:frame draw:style-name="gr13" draw:text-style-name="P13" draw:layer="layout" svg:width="0.9cm" svg:height="0.8cm" svg:x="19.5cm" svg:y="2.4cm">
          <draw:text-box>
            <text:p><text:span text:style-name="T7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09:05:05.139000000</meta:creation-date>
    <dc:date>2017-09-19T16:13:56.584000000</dc:date>
    <meta:editing-duration>PT3M33S</meta:editing-duration>
    <meta:editing-cycles>3</meta:editing-cycles>
    <meta:generator>LibreOffice/5.3.1.2$Windows_X86_64 LibreOffice_project/e80a0e0fd1875e1696614d24c32df0f95f03deb2</meta:generator>
    <meta:document-statistic meta:object-count="19"/>
  </office:meta>
</office:document-meta>
</file>